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style:font-name="Arial" fo:font-size="11pt" fo:language="es" fo:country="AR" style:font-size-asian="11pt" style:font-name-complex="Arial" style:font-size-complex="11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1pt" fo:language="es" fo:country="AR" style:font-size-asian="11pt" style:font-name-complex="Arial" style:font-size-complex="11pt"/>
    </style:style>
    <style:style style:name="P4" style:family="paragraph" style:parent-style-name="Standard">
      <style:paragraph-properties fo:line-height="150%"/>
      <style:text-properties style:font-name="Arial" fo:font-size="11pt" fo:language="es" fo:country="AR" style:text-underline-style="solid" style:text-underline-width="auto" style:text-underline-color="font-color" style:font-size-asian="11pt" style:font-name-complex="Arial" style:font-size-complex="11pt"/>
    </style:style>
    <style:style style:name="P5" style:family="paragraph" style:parent-style-name="Standard">
      <style:paragraph-properties fo:line-height="150%"/>
      <style:text-properties style:font-name="Arial" fo:font-size="11pt" fo:language="es" fo:country="AR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1pt" fo:language="es" fo:country="AR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P7" style:family="paragraph" style:parent-style-name="Standard" style:master-page-name="Standard">
      <style:paragraph-properties fo:line-height="150%" fo:text-align="end" style:justify-single-word="false" style:page-number="auto"/>
      <style:text-properties style:font-name="Arial" fo:font-size="11pt" fo:language="es" fo:country="AR" style:font-size-asian="11pt" style:font-name-complex="Arial" style:font-size-complex="11pt"/>
    </style:style>
    <style:style style:name="T1" style:family="text">
      <style:text-properties style:font-name="Arial" fo:font-size="11pt" fo:language="es" fo:country="AR" style:font-size-asian="11pt" style:font-name-complex="Arial" style:font-size-complex="11pt"/>
    </style:style>
    <style:style style:name="T2" style:family="text">
      <style:text-properties style:font-name="Arial" fo:font-size="11pt" fo:language="es" fo:country="AR" fo:font-style="italic" style:font-size-asian="11pt" style:font-style-asian="italic" style:font-name-complex="Arial" style:font-size-complex="11pt" style:font-style-complex="italic"/>
    </style:style>
    <style:style style:name="T3" style:family="text">
      <style:text-properties style:font-name="Arial" fo:font-size="9pt" fo:language="es" fo:country="AR" style:font-size-asian="9pt" style:font-name-complex="Arial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órdoba, 05 de Septiembre de 2009</text:p>
      <text:p text:style-name="P2">Al Sr. Coordinador de la</text:p>
      <text:p text:style-name="P2">Carrera de Ingeniería Electrónica</text:p>
      <text:p text:style-name="P2">Ing. Carlos Vazquez</text:p>
      <text:p text:style-name="P4">Presente</text:p>
      <text:p text:style-name="P2"/>
      <text:p text:style-name="P2"><text:tab/><text:tab/>Me dirijo a Ud., para presentar la propuesta del temario del Trabajo Final que tendrá como título:</text:p>
      <text:p text:style-name="P2"/>
      <text:p text:style-name="P6">“OpenBraille”. Un dispositivo libre para impresión braille.</text:p>
      <text:p text:style-name="P3"/>
      <text:p text:style-name="P2"><text:tab/><text:tab/>En el desarrollo del mismo se estudiará la factibilidad del proyecto, cuyo contenido sintético que versará sobre:</text:p>
      <text:p text:style-name="P2"/>
      <text:p text:style-name="P5"><text:tab/>Analizar y superar las barreras tecnológica que surjan al implementar una prueba de concepto de la electrónica de un dispositivo de impresión braille de bajo costo de producción.</text:p>
      <text:p text:style-name="P2"/>
      <text:p text:style-name="P2"><text:tab/><text:tab/>En el desarrollo del Trabajo Final se realizarán las siguientes actividades:</text:p>
      <text:p text:style-name="P1"><text:span text:style-name="T1"><text:tab/>I: </text:span><text:span text:style-name="T2">Analizar el estado actual del mercado de impresoras braille y la brecha tecnológica existente..</text:span></text:p>
      <text:p text:style-name="P1"><text:span text:style-name="T1"><text:tab/>II: </text:span><text:span text:style-name="T2">Evaluar las distintas alternativas que den solución al problema</text:span></text:p>
      <text:p text:style-name="P1"><text:span text:style-name="T1"><text:tab/>III: </text:span><text:span text:style-name="T2">Desarrollar una prueba de concepto mediante la alternativa elegida</text:span><text:span text:style-name="T1">.</text:span></text:p>
      <text:p text:style-name="P1"><text:span text:style-name="T1"><text:tab/>IV: </text:span><text:span text:style-name="T2">Analizar los costos y gastos del proyecto .</text:span></text:p>
      <text:p text:style-name="P1"><text:span text:style-name="T1"><text:tab/>V: </text:span><text:span text:style-name="T2">Desarrollar la conclusión y proponer posibles pasos a seguir.</text:span></text:p>
      <text:p text:style-name="P2"/>
      <text:p text:style-name="P2"/>
      <text:p text:style-name="P2"><text:tab/><text:tab/>Se propone como Tutor de nuestro Trabajo Final al Ing. John Coppens.</text:p>
      <text:p text:style-name="P2"><text:tab/><text:tab/>Sin otro particular se le saluda muy atentamente.</text:p>
      <text:p text:style-name="P2"/>
      <text:p text:style-name="P2"/>
      <text:p text:style-name="P2"/>
      <text:p text:style-name="P2"/>
      <text:p text:style-name="P1"><text:span text:style-name="T1"><text:s text:c="6"/></text:span><text:span text:style-name="T3">Firma</text:span><text:span text:style-name="T1">:………………….<text:tab/><text:tab/> <text:s text:c="5"/></text:span><text:span text:style-name="T3">Firma:</text:span><text:span text:style-name="T1">………………….<text:tab/><text:tab/> <text:s text:c="5"/></text:span><text:span text:style-name="T3">Firma:</text:span><text:span text:style-name="T1">…………………….</text:span></text:p>
      <text:p text:style-name="P1"><text:span text:style-name="T3">Aclaración</text:span><text:span text:style-name="T3">:</text:span><text:span text:style-name="T1">…………..………<text:tab/><text:tab/></text:span><text:span text:style-name="T3">Aclaración:</text:span><text:span text:style-name="T1">……………….…<text:tab/><text:tab/></text:span><text:span text:style-name="T3">Aclaración:</text:span><text:span text:style-name="T1">….……….……...</text:span></text:p>
      <text:p text:style-name="P1"><text:span text:style-name="T1"><text:s text:c="6"/></text:span><text:span text:style-name="T3">Clave:</text:span><text:span text:style-name="T1">…………….….…..<text:tab/><text:tab/> <text:s text:c="5"/></text:span><text:span text:style-name="T3">Clave:</text:span><text:span text:style-name="T1">……….…….…..<text:tab/><text:tab/> <text:s text:c="5"/></text:span><text:span text:style-name="T3">Clave:</text:span><text:span text:style-name="T1">……………......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1.501cm" fo:margin-left="2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Córdoba, </dc:title>
    <meta:initial-creator>Secretaria</meta:initial-creator>
    <meta:creation-date>2007-09-10T11:19:00</meta:creation-date>
    <dc:date>2009-09-10T21:17:44</dc:date>
    <meta:print-date>2007-07-19T16:43:00</meta:print-date>
    <meta:editing-cycles>18</meta:editing-cycles>
    <meta:editing-duration>PT3H17M35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1" meta:paragraph-count="20" meta:word-count="181" meta:character-count="1327"/>
  </office:meta>
</office:document-meta>
</file>